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eux">
      <style:text-properties fo:language="en" fo:country="GB" officeooo:rsid="00826383" officeooo:paragraph-rsid="001bb99d"/>
    </style:style>
    <style:style style:name="P2" style:family="paragraph" style:parent-style-name="Passé">
      <style:text-properties fo:language="en" fo:country="GB" officeooo:rsid="00844a37" officeooo:paragraph-rsid="001bb99d"/>
    </style:style>
    <style:style style:name="P3" style:family="paragraph" style:parent-style-name="Passé">
      <style:text-properties fo:language="en" fo:country="GB" officeooo:rsid="008618e6" officeooo:paragraph-rsid="001bb99d"/>
    </style:style>
    <style:style style:name="P4" style:family="paragraph" style:parent-style-name="Passé">
      <style:text-properties fo:language="en" fo:country="GB" officeooo:rsid="00873bef" officeooo:paragraph-rsid="001bb99d"/>
    </style:style>
    <style:style style:name="P5" style:family="paragraph" style:parent-style-name="Passé">
      <style:text-properties fo:language="en" fo:country="GB" officeooo:rsid="00b2d423" officeooo:paragraph-rsid="001bb99d"/>
    </style:style>
    <style:style style:name="P6" style:family="paragraph" style:parent-style-name="Passé">
      <style:text-properties fo:language="en" fo:country="GB" officeooo:rsid="00b36ed2" officeooo:paragraph-rsid="001bb99d"/>
    </style:style>
    <style:style style:name="P7" style:family="paragraph" style:parent-style-name="Séparation_20_temporelle">
      <style:text-properties fo:language="en" fo:country="GB" officeooo:paragraph-rsid="001bb99d"/>
    </style:style>
    <style:style style:name="P8" style:family="paragraph" style:parent-style-name="Titre_20_Chapitre">
      <style:paragraph-properties fo:break-before="page"/>
      <style:text-properties fo:language="en" fo:country="GB" officeooo:rsid="00826383" officeooo:paragraph-rsid="001bb99d"/>
    </style:style>
    <style:style style:name="P9" style:family="paragraph" style:parent-style-name="Vlad_20_Kemenov">
      <style:text-properties fo:language="en" fo:country="GB" officeooo:rsid="00b9d56f" officeooo:paragraph-rsid="001bb99d"/>
    </style:style>
    <style:style style:name="P10" style:family="paragraph" style:parent-style-name="Vlad_20_Kemenov">
      <style:text-properties fo:language="en" fo:country="GB" officeooo:rsid="0087c879" officeooo:paragraph-rsid="001bb99d"/>
    </style:style>
    <style:style style:name="P11" style:family="paragraph" style:parent-style-name="Vlad_20_Kemenov">
      <style:text-properties fo:language="en" fo:country="GB" officeooo:rsid="008b6541" officeooo:paragraph-rsid="001bb99d"/>
    </style:style>
    <style:style style:name="P12" style:family="paragraph" style:parent-style-name="Vlad_20_Kemenov">
      <style:text-properties fo:language="en" fo:country="GB" officeooo:rsid="008cd9c9" officeooo:paragraph-rsid="001bb99d"/>
    </style:style>
    <style:style style:name="P13" style:family="paragraph" style:parent-style-name="Vlad_20_Kemenov">
      <style:text-properties fo:language="en" fo:country="GB" officeooo:rsid="008eb079" officeooo:paragraph-rsid="001bb99d"/>
    </style:style>
    <style:style style:name="P14" style:family="paragraph" style:parent-style-name="Vlad_20_Kemenov">
      <style:text-properties fo:language="en" fo:country="GB" officeooo:rsid="008fdfa1" officeooo:paragraph-rsid="001bb99d"/>
    </style:style>
    <style:style style:name="P15" style:family="paragraph" style:parent-style-name="Vlad_20_Kemenov">
      <style:text-properties fo:language="en" fo:country="GB" officeooo:rsid="009210ef" officeooo:paragraph-rsid="001bb99d"/>
    </style:style>
    <style:style style:name="P16" style:family="paragraph" style:parent-style-name="Vlad_20_Kemenov">
      <style:text-properties fo:language="en" fo:country="GB" officeooo:rsid="0093c702" officeooo:paragraph-rsid="001bb99d"/>
    </style:style>
    <style:style style:name="P17" style:family="paragraph" style:parent-style-name="Vlad_20_Kemenov">
      <style:text-properties fo:language="en" fo:country="GB" officeooo:rsid="0095ab68" officeooo:paragraph-rsid="001bb99d"/>
    </style:style>
    <style:style style:name="P18" style:family="paragraph" style:parent-style-name="Vlad_20_Kemenov">
      <style:text-properties fo:language="en" fo:country="GB" officeooo:rsid="0096fd0d" officeooo:paragraph-rsid="001bb99d"/>
    </style:style>
    <style:style style:name="P19" style:family="paragraph" style:parent-style-name="Vlad_20_Kemenov">
      <style:text-properties fo:language="en" fo:country="GB" officeooo:rsid="00981c97" officeooo:paragraph-rsid="001bb99d"/>
    </style:style>
    <style:style style:name="P20" style:family="paragraph" style:parent-style-name="Vlad_20_Kemenov">
      <style:text-properties fo:language="en" fo:country="GB" officeooo:rsid="00992743" officeooo:paragraph-rsid="001bb99d"/>
    </style:style>
    <style:style style:name="P21" style:family="paragraph" style:parent-style-name="Vlad_20_Kemenov">
      <style:text-properties fo:language="en" fo:country="GB" fo:font-style="normal" officeooo:rsid="00992743" officeooo:paragraph-rsid="001bb99d" style:font-style-asian="normal" style:font-style-complex="normal"/>
    </style:style>
    <style:style style:name="P22" style:family="paragraph" style:parent-style-name="Vlad_20_Kemenov">
      <style:text-properties fo:language="en" fo:country="GB" fo:font-style="normal" officeooo:rsid="009cadf9" officeooo:paragraph-rsid="001bb99d" style:font-style-asian="normal" style:font-style-complex="normal"/>
    </style:style>
    <style:style style:name="P23" style:family="paragraph" style:parent-style-name="Vlad_20_Kemenov">
      <style:text-properties fo:language="en" fo:country="GB" officeooo:rsid="0099a5cc" officeooo:paragraph-rsid="001bb99d"/>
    </style:style>
    <style:style style:name="P24" style:family="paragraph" style:parent-style-name="Vlad_20_Kemenov">
      <style:text-properties fo:language="en" fo:country="GB" officeooo:rsid="00a29e8d" officeooo:paragraph-rsid="001bb99d"/>
    </style:style>
    <style:style style:name="P25" style:family="paragraph" style:parent-style-name="Vlad_20_Kemenov">
      <style:text-properties fo:language="en" fo:country="GB" officeooo:rsid="00b5811f" officeooo:paragraph-rsid="001bb99d"/>
    </style:style>
    <style:style style:name="P26" style:family="paragraph" style:parent-style-name="Vlad_20_Kemenov">
      <style:text-properties fo:language="en" fo:country="GB" officeooo:rsid="00b7d829" officeooo:paragraph-rsid="001bb99d"/>
    </style:style>
    <style:style style:name="P27" style:family="paragraph" style:parent-style-name="Vlad_20_Kemenov">
      <style:text-properties fo:language="en" fo:country="GB" officeooo:rsid="00b80775" officeooo:paragraph-rsid="001bb99d"/>
    </style:style>
    <style:style style:name="P28" style:family="paragraph" style:parent-style-name="Vlad_20_Kemenov">
      <style:text-properties fo:language="en" fo:country="GB" officeooo:rsid="00b98aeb" officeooo:paragraph-rsid="001bb99d"/>
    </style:style>
    <style:style style:name="P29" style:family="paragraph" style:parent-style-name="Vlad_20_Kemenov">
      <style:text-properties fo:language="en" fo:country="GB" officeooo:paragraph-rsid="001bb99d"/>
    </style:style>
    <style:style style:name="P30" style:family="paragraph" style:parent-style-name="Vlad_20_Kemenov">
      <style:text-properties style:font-name="Liberation Serif" fo:font-size="12pt" fo:language="en" fo:country="GB" fo:font-style="normal" officeooo:rsid="009efe53" officeooo:paragraph-rsid="001bb99d" style:font-size-asian="12pt" style:font-style-asian="normal" style:font-size-complex="12pt" style:font-style-complex="normal"/>
    </style:style>
    <style:style style:name="P31" style:family="paragraph" style:parent-style-name="Vlad_20_Kemenov">
      <style:text-properties style:font-name="Liberation Serif" fo:font-size="12pt" fo:language="en" fo:country="GB" fo:font-style="normal" officeooo:rsid="00a27ee5" officeooo:paragraph-rsid="001bb99d" style:font-size-asian="12pt" style:font-style-asian="normal" style:font-size-complex="12pt" style:font-style-complex="normal"/>
    </style:style>
    <style:style style:name="P32" style:family="paragraph" style:parent-style-name="Vlad_20_Kemenov">
      <style:text-properties style:font-name="Liberation Serif" fo:font-size="12pt" fo:language="en" fo:country="GB" fo:font-style="normal" officeooo:rsid="00a46873" officeooo:paragraph-rsid="001bb99d" style:font-size-asian="12pt" style:font-style-asian="normal" style:font-size-complex="12pt" style:font-style-complex="normal"/>
    </style:style>
    <style:style style:name="P33" style:family="paragraph" style:parent-style-name="Vlad_20_Kemenov">
      <style:text-properties style:font-name="Liberation Serif" fo:font-size="12pt" fo:language="en" fo:country="GB" fo:font-style="normal" officeooo:rsid="00a88edd" officeooo:paragraph-rsid="001bb99d" style:font-size-asian="12pt" style:font-style-asian="normal" style:font-size-complex="12pt" style:font-style-complex="normal"/>
    </style:style>
    <style:style style:name="P34" style:family="paragraph" style:parent-style-name="Vlad_20_Kemenov">
      <style:text-properties style:font-name="Liberation Serif" fo:font-size="12pt" fo:language="en" fo:country="GB" fo:font-style="normal" officeooo:rsid="00aa4a16" officeooo:paragraph-rsid="001bb99d" style:font-size-asian="12pt" style:font-style-asian="normal" style:font-size-complex="12pt" style:font-style-complex="normal"/>
    </style:style>
    <style:style style:name="P35" style:family="paragraph" style:parent-style-name="Vlad_20_Kemenov">
      <style:text-properties style:font-name="Liberation Serif" fo:font-size="12pt" fo:language="en" fo:country="GB" fo:font-style="normal" officeooo:rsid="00adb805" officeooo:paragraph-rsid="001bb99d" style:font-size-asian="12pt" style:font-style-asian="normal" style:font-size-complex="12pt" style:font-style-complex="normal"/>
    </style:style>
    <style:style style:name="P36" style:family="paragraph" style:parent-style-name="Vlad_20_Kemenov">
      <style:text-properties style:font-name="Liberation Serif" fo:font-size="12pt" fo:language="en" fo:country="GB" fo:font-style="normal" officeooo:rsid="00adf7b4" officeooo:paragraph-rsid="001bb99d" style:font-size-asian="12pt" style:font-style-asian="normal" style:font-size-complex="12pt" style:font-style-complex="normal"/>
    </style:style>
    <style:style style:name="P37" style:family="paragraph" style:parent-style-name="Vlad_20_Kemenov">
      <style:text-properties style:font-name="Liberation Serif" fo:font-size="12pt" fo:language="en" fo:country="GB" fo:font-style="normal" officeooo:rsid="00ae7567" officeooo:paragraph-rsid="001bb99d" style:font-size-asian="12pt" style:font-style-asian="normal" style:font-size-complex="12pt" style:font-style-complex="normal"/>
    </style:style>
    <style:style style:name="P38" style:family="paragraph" style:parent-style-name="Vlad_20_Kemenov">
      <style:text-properties style:font-name="Liberation Serif" fo:font-size="12pt" fo:language="en" fo:country="GB" fo:font-style="normal" officeooo:rsid="00b2d36e" officeooo:paragraph-rsid="001bb99d" style:font-size-asian="12pt" style:font-style-asian="normal" style:font-size-complex="12pt" style:font-style-complex="normal"/>
    </style:style>
    <style:style style:name="P39" style:family="paragraph" style:parent-style-name="Vlad_20_Kemenov">
      <style:text-properties officeooo:paragraph-rsid="001bb99d"/>
    </style:style>
    <style:style style:name="T1" style:family="text">
      <style:text-properties officeooo:rsid="00852c84"/>
    </style:style>
    <style:style style:name="T2" style:family="text">
      <style:text-properties officeooo:rsid="008618e6"/>
    </style:style>
    <style:style style:name="T3" style:family="text">
      <style:text-properties officeooo:rsid="00873bef"/>
    </style:style>
    <style:style style:name="T4" style:family="text">
      <style:text-properties officeooo:rsid="0087c879"/>
    </style:style>
    <style:style style:name="T5" style:family="text">
      <style:text-properties officeooo:rsid="0089a87a"/>
    </style:style>
    <style:style style:name="T6" style:family="text">
      <style:text-properties officeooo:rsid="008cd9c9"/>
    </style:style>
    <style:style style:name="T7" style:family="text">
      <style:text-properties officeooo:rsid="008e374f"/>
    </style:style>
    <style:style style:name="T8" style:family="text">
      <style:text-properties officeooo:rsid="008fdfa1"/>
    </style:style>
    <style:style style:name="T9" style:family="text">
      <style:text-properties officeooo:rsid="0090770c"/>
    </style:style>
    <style:style style:name="T10" style:family="text">
      <style:text-properties officeooo:rsid="0093c0ab"/>
    </style:style>
    <style:style style:name="T11" style:family="text">
      <style:text-properties fo:language="en" fo:country="GB"/>
    </style:style>
    <style:style style:name="T12" style:family="text">
      <style:text-properties fo:language="en" fo:country="GB" officeooo:rsid="0095ab68"/>
    </style:style>
    <style:style style:name="T13" style:family="text">
      <style:text-properties officeooo:rsid="0096fd0d"/>
    </style:style>
    <style:style style:name="T14" style:family="text">
      <style:text-properties officeooo:rsid="00981c97"/>
    </style:style>
    <style:style style:name="T15" style:family="text">
      <style:text-properties officeooo:rsid="00992743"/>
    </style:style>
    <style:style style:name="T16" style:family="text">
      <style:text-properties fo:font-style="italic" style:font-style-asian="italic" style:font-style-complex="italic"/>
    </style:style>
    <style:style style:name="T17" style:family="text">
      <style:text-properties fo:font-style="italic" officeooo:rsid="0099a5cc" style:font-style-asian="italic" style:font-style-complex="italic"/>
    </style:style>
    <style:style style:name="T18" style:family="text">
      <style:text-properties fo:font-style="italic" officeooo:rsid="00a7ff1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99a5cc" style:font-style-asian="normal" style:font-style-complex="normal"/>
    </style:style>
    <style:style style:name="T21" style:family="text">
      <style:text-properties fo:font-style="normal" officeooo:rsid="009aae7c" style:font-style-asian="normal" style:font-style-complex="normal"/>
    </style:style>
    <style:style style:name="T22" style:family="text">
      <style:text-properties fo:font-style="normal" officeooo:rsid="009cadf9" style:font-style-asian="normal" style:font-style-complex="normal"/>
    </style:style>
    <style:style style:name="T23" style:family="text">
      <style:text-properties style:font-name="Liberation Serif" fo:font-size="12pt" fo:font-style="normal" style:font-size-asian="12pt" style:font-style-asian="normal" style:font-size-complex="12pt" style:font-style-complex="normal"/>
    </style:style>
    <style:style style:name="T24" style:family="text">
      <style:text-properties style:font-name="Liberation Serif" fo:font-size="12pt" fo:font-style="normal" officeooo:rsid="009cadf9" style:font-size-asian="12pt" style:font-style-asian="normal" style:font-size-complex="12pt" style:font-style-complex="normal"/>
    </style:style>
    <style:style style:name="T25" style:family="text">
      <style:text-properties style:font-name="Liberation Serif" fo:font-size="12pt" fo:font-style="normal" officeooo:rsid="009efe53" style:font-size-asian="12pt" style:font-style-asian="normal" style:font-size-complex="12pt" style:font-style-complex="normal"/>
    </style:style>
    <style:style style:name="T26" style:family="text">
      <style:text-properties style:font-name="Liberation Serif" fo:font-size="12pt" fo:font-style="normal" officeooo:rsid="00a0b824" style:font-size-asian="12pt" style:font-style-asian="normal" style:font-size-complex="12pt" style:font-style-complex="normal"/>
    </style:style>
    <style:style style:name="T27" style:family="text">
      <style:text-properties style:font-name="Liberation Serif" fo:font-size="12pt" fo:font-style="normal" officeooo:rsid="00a27ee5" style:font-size-asian="12pt" style:font-style-asian="normal" style:font-size-complex="12pt" style:font-style-complex="normal"/>
    </style:style>
    <style:style style:name="T28" style:family="text">
      <style:text-properties style:font-name="Liberation Serif" fo:font-size="12pt" fo:font-style="normal" officeooo:rsid="00a46873" style:font-size-asian="12pt" style:font-style-asian="normal" style:font-size-complex="12pt" style:font-style-complex="normal"/>
    </style:style>
    <style:style style:name="T29" style:family="text">
      <style:text-properties fo:font-variant="normal" fo:text-transform="none" style:font-name="Liberation Serif" fo:font-size="12pt" fo:letter-spacing="normal" fo:font-style="normal" fo:font-weight="normal" officeooo:rsid="009cadf9" style:font-size-asian="12pt" style:font-style-asian="normal" style:font-size-complex="12pt" style:font-style-complex="normal"/>
    </style:style>
    <style:style style:name="T30" style:family="text">
      <style:text-properties officeooo:rsid="00a7ff1c"/>
    </style:style>
    <style:style style:name="T31" style:family="text">
      <style:text-properties officeooo:rsid="00aa4a16"/>
    </style:style>
    <style:style style:name="T32" style:family="text">
      <style:text-properties officeooo:rsid="00abd95a"/>
    </style:style>
    <style:style style:name="T33" style:family="text">
      <style:text-properties officeooo:rsid="00adf7b4"/>
    </style:style>
    <style:style style:name="T34" style:family="text">
      <style:text-properties officeooo:rsid="00ae7567"/>
    </style:style>
    <style:style style:name="T35" style:family="text">
      <style:text-properties officeooo:rsid="00af1117"/>
    </style:style>
    <style:style style:name="T36" style:family="text">
      <style:text-properties officeooo:rsid="00b2d423"/>
    </style:style>
    <style:style style:name="T37" style:family="text">
      <style:text-properties officeooo:rsid="00b36ed2"/>
    </style:style>
    <style:style style:name="T38" style:family="text">
      <style:text-properties officeooo:rsid="00b80775"/>
    </style:style>
    <style:style style:name="T39" style:family="text">
      <style:text-properties officeooo:rsid="00b81221"/>
    </style:style>
    <style:style style:name="T40" style:family="text">
      <style:text-properties officeooo:rsid="00b9d5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Chapter 6: First Day</text:h>
      <text:h text:style-name="P1" text:outline-level="3"><text:bookmark-start text:name="__RefHeading___Toc1032_572803531"/>Hogwarts—September 1991<text:bookmark-end text:name="__RefHeading___Toc1032_572803531"/></text:h>
      <text:p text:style-name="P2">Hello, my favourite auntie!</text:p>
      <text:p text:style-name="P2">Just out of sheer curiosity, how are the bets? A little birdie told me the stack of galleons in my vault is going to grow.</text:p>
      <text:p text:style-name="P2">In the meantime, Hogwarts is enjoyable, but there are some possible problems I see. What do you know of Neville Longbottom, Severus Snape and Qurinus Quirell? The first is a first-year student and the other two are professors, in Potions and <text:span text:style-name="T1">Defence</text:span> Against the Dark Arts respectively. Neville is the best comedian I have ever seen, <text:span text:style-name="T2">Snape seems to hate me and seems to touch Dark Magic—even though as he’s a Slytherin, I can’t say it surprises me—and Quirell has an aura so dark it competes with Rasputin’s itself!</text:span></text:p>
      <text:p text:style-name="P3">The Sorting Ceremony went smoothly. I made a strange ally in Hogwarts: André the Sorting Hat. I sent you the memory of our conversation in the vial. I would like your opinion on that.</text:p>
      <text:p text:style-name="P3">Dumby asked to <text:span text:style-name="T3">see me tomorrow after the first lessons. I don’t need you, but I will give you news on that issue. However, he has said something intriguing during the feast. To say that a corridor is forbidden, with death threats usually makes people more inclined to check themselves, doesn’t it? I suspect something is hidden. And I overheard a strange conversation. Hagrid (the grounds Keeper) would have brought something from Gringott’s and it might be linked to that. I contacted Erkpric, but could you see with your informers if you please?</text:span></text:p>
      <text:p text:style-name="P4">Take care,</text:p>
      <text:p text:style-name="P4">Vlad.</text:p>
      <text:p text:style-name="P4">PS: Rave<text:span text:style-name="T4">n</text:span>claw, my dear Aunt, House of Intelligence. And you said I was a little genius!</text:p>
      <text:p text:style-name="P4">PPS: <text:span text:style-name="T4">My made-in-ectoplasm-Voldy scar burned me. I have a hard time understanding why it reacts when the snake-face isn’t here… It usually only indicates me Dark Magic users.</text:span></text:p>
      <text:p text:style-name="P10">Katya sighed <text:span text:style-name="T5">in worry</text:span> while reading the letter… She put down the text, which <text:span text:style-name="T5">blurred as soon as she stopped touching it and quickly became unreadable. Her nephew had forgotten Snape’s legendary hatred for the Marauders. A very understandable hatred, but it could get Vlad into trouble. As for his scar, she was not the best one to answer him.</text:span></text:p>
      <text:p text:style-name="P11">She looked at the time, then Hedwig who was sleeping on her seat’s back after the long journey. If she answered quickly enough, her kitten would be able to read her message first thing in the morning.</text:p>
      <text:p text:style-name="P7">.oOo.</text:p>
      <text:p text:style-name="P11">Vlad opened his eyes early, as usual. He briefly looked at his muggle alarm clock. 5:30. Too early to <text:span text:style-name="T6">get up, but too late to get back to sleep. He opened the curtains of his four-poster bed and observed his new room-mate, Kevin Entwhistle. He hadn’t closed his curtains and some light snoring could be heard.</text:span></text:p>
      <text:p text:style-name="P12">The young Russian had ap<text:span text:style-name="T7">p</text:span>reciated <text:span text:style-name="T7">the freshness of that young brunet with hazel eyes filled with an endless curiosity and with a touching naiveness. Kevin didn’t try to ferret around Vlad’s belongings, </text:span><text:soft-page-break/><text:span text:style-name="T7">even though ha had felt his gaze on his back several times when they were settling, contrary to Michael Corner and Terry Boot. Vlad’s teeth gritted at the memory of his other housemates looking over his shoulder while he was writing the letter to his aunt. Happily, both little prats didn’t know Russian.</text:span></text:p>
      <text:p text:style-name="P13">Vlad was still lying down, thinking about last night. Ravenclaw House was as <text:span text:style-name="T8">pleasant as Kevin was, be it the common room or the bedrooms. When they went through the portrait guarding the eagles’ nest, Vladmir fell under his new House’s spell.</text:span></text:p>
      <text:p text:style-name="P14">Everything there reminded him of home. The common room, warm and industrious, was split into two distinct spaces, like its students were. The study half, comprised of a huge <text:span text:style-name="T9">mezzanine with huge bookcases, was a place with a muted atmosphere. An impressive number spell books and parchment rolls covered half the walls. The Head Boy told them that these books were property of Ravenclaw, could not get out of the common room and ought to remain a secret. They were an heirloom, coming from a tradition as old as Hogwarts and that only concerned their House. Every single Ravenclaw student would give a book they would place in the House library during their last day in school. The oldest ones were written by Rowena Ravenclaw herself! As for the relaxation part of the common rooms, with its warn tones, it opened onto a large patio leading to the roofs. Another secret that the eagles guarded jealously.</text:span></text:p>
      <text:p text:style-name="P15">There were the rooms, placed opposite the study room, split up into two floors. The ground floor was boys’ floor. The walkway <text:span text:style-name="T10">to the rooms was a series of archways directly opening on the common room. The top floor, the girls’ one, was built in the same way, but the passageway was a balcony overhanging the common room at the same height as the study room. The Head Boy smiled when he announced that the boy could only get up if a girl wants them to with a knowing wink that made some first years blush.</text:span></text:p>
      <text:p text:style-name="P16">As for the dormitory themselves—if you could talk about a dormitory for two students—they were small, but comfortable, with bathroom common to two bedrooms. Vlad really appreciated Ravenclaw House and, at least for now, he would not regret this choice.</text:p>
      <text:p text:style-name="P17">Another glance at his alarm clock and he saw it was now 5:45. He slipped his hand under the pillow and got his wand out with a supple movement, and he waved it lightly.</text:p>
      <text:p text:style-name="P39"><text:span text:style-name="T11">“</text:span><text:span text:style-name="Russe"><text:span text:style-name="T11">Flame</text:span></text:span><text:span text:style-name="T11">,” </text:span><text:span text:style-name="T12">he whispered.</text:span></text:p>
      <text:p text:style-name="P17">A small spark appeared on the tip of his wand. He liked Eastern magic more than Western one… lest subtle, but undeniably more efficient. One spell, several options… <text:span text:style-name="T13">Then it was all about willpower… Why would Europeans make their life so much harder by having fifteen different related spells? The last time he used that spell, he had started the chimney in her aunt’s drawing room… Thoughtful, Vlad took the spark in his hand and grabbed his clothes and disappeared in the bathroom.</text:span></text:p>
      <text:p text:style-name="P18">A few minutes afterwards, he slipped out of the common rooms after having greeted some higher years students already buried in some arcane homework. The walk to the Great Hall was not very long as the prefects took the freedom to tell them about a not-so-secret passageway between Ravenclaw Tower and the <text:span text:style-name="T14">Entrance Hall.</text:span></text:p>
      <text:p text:style-name="P19">To his surprise, even though he would not let it be seen, a blond figure was casually leaning against the half-opened huge door.</text:p>
      <text:p text:style-name="P19"><text:soft-page-break/>“Draco,” he greeted him with a nod.</text:p>
      <text:p text:style-name="P19">“Vladmir,” answered Draco, straightening elegantly to follow him into the Great Hall.</text:p>
      <text:p text:style-name="P19">“None of your devoted lambs this morning?”</text:p>
      <text:p text:style-name="P19">“None, and when I’ll meet you, it will always be that way.”</text:p>
      <text:p text:style-name="P19">“So you want a discreet alliance, don’t you?” Vlad summarised, amused.</text:p>
      <text:p text:style-name="P19">“Exactly. A Malfoy can’t reasonably be friends with a Potter, too many questions would be asked,” softly whispered the blond heir.</text:p>
      <text:p text:style-name="P19">“I admit it,” Vlad sneered, “but alliance also means necessity and quid pro quo, contrary <text:span text:style-name="T15">to a friendship… Why would I need you?”</text:span></text:p>
      <text:p text:style-name="P20">The blond boy seemed offended, while the Russian gave a faint smile. What would the Malfoy heir answer?</text:p>
      <text:p text:style-name="P20">“An introduction into British nobility.”</text:p>
      <text:p text:style-name="P20">Clear, concise. Exactly what Vlad wanted. Except…</text:p>
      <text:p text:style-name="P20">“And how would you do that if our alliance is secret?”</text:p>
      <text:p text:style-name="P20">“<text:span text:style-name="T16">Discreet</text:span><text:span text:style-name="T19">, not secret. We would display a cold but cordial relationship. Ravenclaws and Slytherins regularly work together, so it would not shock anyone, especially if we meet in the library. But what do you have to offer me?” answered Draco with a haughty pout which got on Vlad’s nerves.</text:span></text:p>
      <text:p text:style-name="P21">He stared at Draco Malfoy for a long time, who stared at him in return, emerald green eyes versus stormy grey eyes, than Vlad smiled darkly as he slipped his hand into his pockets.</text:p>
      <text:p text:style-name="P21">“Information…”</text:p>
      <text:p text:style-name="P21">“Information?”</text:p>
      <text:p text:style-name="P21">“It’s an excellent bartering system. But that is something will say when he will answer to your letter on my adoptive family, probably this morning, by the way.</text:p>
      <text:p text:style-name="P20"><text:span text:style-name="T19">Vlad mentally crossed his fingers. This letter was a bluff. It was make or break. And apparently, he touched a point, given Draco’s reaction. He was slightly paler and his lips were slightly </text:span><text:span text:style-name="T20">more pinched together. He </text:span><text:span text:style-name="T17">had</text:span><text:span text:style-name="T20"> asked his father about him. They had </text:span><text:span text:style-name="T21">had</text:span><text:span text:style-name="T20"> the same reaction…</text:span></text:p>
      <text:p text:style-name="P23"><text:span text:style-name="T19">Vlad </text:span><text:span text:style-name="T22">tilted his head, amused, as Draco regained his neutral face. A manipulable Slytherin… surprising. Or, he relied too much on his name… so much more probable.</text:span></text:p>
      <text:p text:style-name="P22">Then, finally, Draco nodded, declared that the exchange was valid, and turned his back on him to join the Slytherin table with his characteristic haughty nobility. Vlad turned to his table and sat next to the only other Ravenclaw, who was reading a book. He was the prefect that guided him the night before. As he saw him, he smiled and closed the thick Advanced Transfiguration volume.</text:p>
      <text:p text:style-name="P22">“It’s rare to see a first year already up at this time of day for the first lessons.”</text:p>
      <text:p text:style-name="P29"><text:span text:style-name="T22">“I don’t sleep that much,” Vlad smiled. </text:span><text:span text:style-name="T24">“</text:span><text:span text:style-name="T29">The early bird catches the worm</text:span><text:span text:style-name="T24">.”</text:span></text:p>
      <text:p text:style-name="P29"><text:span text:style-name="T24">“</text:span><text:span text:style-name="T25">Exactly! I’m William Bradley, Head Boy, but you already know that,” smiled the young man.</text:span></text:p>
      <text:p text:style-name="P30">“Vladmir Kemenov. Pleased to meet you.”</text:p>
      <text:p text:style-name="P30"><text:soft-page-break/>“So am I. You have a very strong accent, but a perfect English… Why aren’t you in Durmstrang?”</text:p>
      <text:p text:style-name="P30">“I am born English and my parents went to Hogwarts. My aunt thought it was more logical to study here.”</text:p>
      <text:p text:style-name="P29"><text:span text:style-name="T25">“All schools have pros and cons, you’ll find things in Hogwarts you wouldn’t in Durmstrang, and vice versa,” said Bradley. “May </text:span><text:span text:style-name="T26">I ask you a tactless question?”</text:span></text:p>
      <text:p text:style-name="P29"><text:span text:style-name="T26">“You may,” </text:span><text:span text:style-name="T27">Vlad</text:span><text:span text:style-name="T26"> </text:span><text:span text:style-name="T27">answered</text:span><text:span text:style-name="T26">, intrigued </text:span><text:span text:style-name="T27">by the suddenly embarrassed look of the Head Boy.</text:span></text:p>
      <text:p text:style-name="P31">“Why don’t you bear your birth name?”</text:p>
      <text:p text:style-name="P24"><text:span text:style-name="T27">A </text:span><text:span text:style-name="T23">sincere smil</text:span><text:span text:style-name="T28">e stretched his lips. Oh yes! He definitely liked Ravenclaw.</text:span></text:p>
      <text:p text:style-name="P32">“The whole House knows, don’t they?”</text:p>
      <text:p text:style-name="P32">“<text:span text:style-name="T30">Nearly, and so should the snakes, as observant as they are. But Hufflepuffs… They don’t really care about other houses and Gryffindors are a little too… narrow-minded to care. However, it’s true the pictures of you in the books are far from the truth.”</text:span></text:p>
      <text:p text:style-name="P32">“<text:span text:style-name="T30">I would have chosen some other term for Gryffindors, but you are right: I am not called Harry Potter thus I am </text:span><text:span text:style-name="T18">not</text:span><text:span text:style-name="T30"> Harry Potter. To say the truth, my aunt took me in after my parents died and adopted me, thus the name and official nationality. As for these pseudo-biographers… I don’t wear glasses thanks to a myopia potion. I don’t have my father’s tuft because I have long hair. I have my mother’s eyes, but green is not that uncommon, so they haven’t caught attention. As for my scar, not observant people generally see this one…” Vladmir said while caressing the fine whitish swollen scar on his left cheekbone.</text:span></text:p>
      <text:p text:style-name="P33">The Head Boy agreed without wanting to know more. He was indeed not the carbon copy of his father the magical British world expected to see, but the resemblance was striking for who knew his parents. But even more importantly… By the evening, everyone would know. Yes, he was Harry Potter. By the eagles’ policy was, apparently, to let him be. The Slytherins… he would see, but with Malfoy on his side, they wouldn’t annoy him. Hufflepuffs being… well, Hufflepuffs, they wouldn’t either. On the other hand, Gryffindors… Something told him some of them wouldn’t let him have peace.</text:p>
      <text:p text:style-name="P33">“Mr Potter, the Headmaster would like to remind you of your interview with him tonight.”</text:p>
      <text:p text:style-name="P33">Talking about Gryffindor… Vlad sighed, without turning and served himself a pumpkin juice <text:span text:style-name="T31">before getting some scrambled eggs, observing the wide-opened eyes of Bradley as he ignored the professor behind him.</text:span></text:p>
      <text:p text:style-name="P33">“<text:span text:style-name="T31">Mr Potter!” the dry voice behind him fulminate.</text:span></text:p>
      <text:p text:style-name="P33">“<text:span text:style-name="T31">Come on Minerva,” a thin voice exclaimed, “this young man bears the name Kemenov.”</text:span></text:p>
      <text:p text:style-name="P34">Well! Professor Flitwick arrived just in time, Vlad thought when he cared to turn to face the two adults. He smiled at the small professor before looking glacially at the Head of House Gryffindor.</text:p>
      <text:p text:style-name="P34">“I am indeed called Vladmir Kemenov, madam, and not Harry Potter.”</text:p>
      <text:p text:style-name="P34">“Your parents…”</text:p>
      <text:p text:style-name="P34">“My parents, madam, are dead, and even if I have the utmost respect for them, my aunt raised me and I bear her name with pride. I would beg you to respect that name.”</text:p>
      <text:p text:style-name="P34"><text:soft-page-break/>Minerva McGonagall’s eyes blazed in anger, but Professor Flitwick put an appeasing hand on her arm and looked at his student.</text:p>
      <text:p text:style-name="P34">“Mr Kemenov, don’t forget to see professor Dumbledore after the lessons. I will wait for you there to allow you entrance to the office. Here is your timetable. You end the lessons at 4, so I will wait at around 4:30.”</text:p>
      <text:p text:style-name="P34">“Thank you professor,” <text:span text:style-name="T32">Vlad responded, looking at the paper while Bradley was gifted with a huge pile to distribute, muttering on the disadvantages of being a prefect. Bradley immediately put the impressive pile next to him and resumed his breakfast while waiting for the main bulk of Ravenclaws, which shouldn’t take long to arrive, according to him.</text:span></text:p>
      <text:p text:style-name="P35">McGonagall glared at Vlad a last time and turned around with pinched lips. Flitwick smiled at him with a sorry look before following her, crossing the path of Neville Longbottom and Ron Weasley.</text:p>
      <text:p text:style-name="P35">“Hey Vlad,” the read-headed boy apologised and gently tapped his shoulder, “I’m sorry for last night, I often speak too fast. And you’re a Ravenclaw, thus not a Death-Eater!”</text:p>
      <text:p text:style-name="P35">An eyebrow raised, Vlad watched him <text:span text:style-name="T33">go towards the Gryffindor table without waiting for an answer to sit next to two red-headed carbon copies, surely some other Weasleys. What drug did this griffin take? And what was this shitty stereotype? A Death-Eater had to be in Slytherin?</text:span></text:p>
      <text:p text:style-name="P35">“<text:span text:style-name="T33">He’s nice, even if he can be a little obtuse,” Neville timidly smiled, cutting him in his thoughts.</text:span></text:p>
      <text:p text:style-name="P35">“<text:span text:style-name="T33">Hello Nev. Had a good night?”</text:span></text:p>
      <text:p text:style-name="P35">“<text:span text:style-name="T33">Good, and you? How are the eagles, not too studious?”</text:span></text:p>
      <text:p text:style-name="P35">“<text:span text:style-name="T33">Some are,” Vlad laughed, pointing at some seven-year students who were head-deep in their books. “Tell me, I didn’t see you in Gryffindor, more like Hufflepuff.”</text:span></text:p>
      <text:p text:style-name="P36">Neville <text:span text:style-name="T34">gave a faint smile when he saw Vladmir’s gaze turn not to the badger’s table, but to the snakes’.</text:span></text:p>
      <text:p text:style-name="P36">“<text:span text:style-name="T34">The Sorting Hat hesitated,” he mumbled while shaking his head, “then, after some talking, he chose Gryffindor.”</text:span></text:p>
      <text:p text:style-name="P37">Yeah, right… The Sorting Hat chose, Vladmir silently laughed, pensively looking at the Gryffindor table. The tables had slowly filled up and the prefects were distributing the timetables.</text:p>
      <text:p text:style-name="P37">“I gotta go,” blushed Neville, pointing at Ron who was calling him out loud, papers in his hand and ignoring the exasperated looks of people around him.</text:p>
      <text:p text:style-name="P37">Vlad greeted him and looked up to see the fi<text:span text:style-name="T35">r</text:span>st <text:span text:style-name="T35">morning mail owls enter through the magical windows. He watched carefully the Slytherins, especially Draco Malfoy, as an eagle owl had dropped a letter and a small packet in front of him. The blond boy turned pale when he read, then raised his head to cross Vlad’s gaze. The Russian smiled and raised his pumpkin juice glass in an ironic salute.</text:span></text:p>
      <text:p text:style-name="P38">A few moments later, Vladmir laughed when he saw a snowy owl arrive late and land on his shoulder with a tired hooting. Vlad patted Hedwig, surprised she had done the journey to <text:span text:style-name="T36">Saint Petersburg and back in one night and gave her a bit of toast before grabbing his letter.</text:span></text:p>
      <text:p text:style-name="P5">My Kitten,</text:p>
      <text:p text:style-name="P5"><text:soft-page-break/>I very much hope I’m your favourite aunt. After all, I’m the only one!</text:p>
      <text:p text:style-name="P5">“Dumby”? You nicknamed Albus Dumbledore “Dumby”? Sergei roared with laughter when he heard that and told me that with those eccentric outfit of his, his beard and this nickname, he was thinking about a garden gnome! When we talk about this old fool since yesterday, he’s laughing again… You both have a twisted mind.</text:p>
      <text:p text:style-name="P5">As for serious things, I have to check on all these people. Only know that you know Severus Snape, but in your dad’s memories, he’s Snivellus… <text:span text:style-name="T37">He’s a brilliant Potions’ Master, but he might treat you like an enemy. If there’s a problem you know what to do.</text:span></text:p>
      <text:p text:style-name="P6">For your scar, directly ask Grigori or Praskovia. They are the bast placed to answer you.</text:p>
      <text:p text:style-name="P6">As for the Sorting Hat, I don’t know what to think. It’s a very powerful artefact created by the founders. The legend says it is Godric’s hat, but it always had an eccentric mind of its own. And André… This name doesn’t sound very English, more like French, and not from the founder’s time… You should see for yourself…</text:p>
      <text:p text:style-name="P6">Many kisses my boy,</text:p>
      <text:p text:style-name="P6">Your favourite aunt.</text:p>
      <text:p text:style-name="P6">PS: The odds against Slytherin were 4 to 1. Ravenclaw came second with 2.4 to 1. I transferred all your benefits to your student account. Next time the bets are open, I want to have my share!</text:p>
      <text:p text:style-name="P25">Vlad sighed and looked up to the Head table, crossing a dark and heinous gaze. He didn’t feel he would like that Potions’ professor.</text:p>
      <text:p text:style-name="P7">.oOo.</text:p>
      <text:p text:style-name="P26">Vlad was leaning against the wall, his first day tired him more than he had thought it could.</text:p>
      <text:p text:style-name="P26">By the Ancestors! The Professors knew nothing in that school! He had started with Defence Against the Dark Arts. His favourite subject… at least, at home. But Quirell was not comparable to Nikolaï and would have made him laugh. His lecture on vampires, in a room stinking of garlic, with a fearful and stammering professor… Upsetting and completely fictitious. Blimey, his magical defence tutor was a vampire and did not fear garlic, faith potions, and least of all muggle holy water! In short, this lesson would be a complete disaster.</text:p>
      <text:p text:style-name="P26">Then he had Transfiguration… Vlad thought he shouldn’t have antagonised her on the first day. She had looked daggers at him and took 5 points from Ravenclaw because he had been distracted by his classmate… The Gryffindor Head took a dislike at him and he had to be very careful to not have <text:span text:style-name="T38">a problem with her all year. Stubborn hung-up old woman!</text:span></text:p>
      <text:p text:style-name="P27">History of Magic was a Joke. A big Joke with a capital J! A ghost professor would be alright, it’s not because he is dead that he is boring. Binns however… A monotonous voice, an uninteresting descriptive monologue, and only one study theme all year: goblins… Vladmir wanted to bang his head on the walls. Goblin Wars were only a small part of the Magical History, but according to third years, it was nearly the only thing they learned in Hogwarts.</text:p>
      <text:p text:style-name="P27">The last lesson was the only interesting and constructive one: Herbology. Also the only lesson they shared with Gryffindors. Vlad had <text:span text:style-name="T39">met with Neville and Ronald again, and while he had been with </text:span><text:soft-page-break/><text:span text:style-name="T39">Kevin Entwhistle during the other lessons, he had abandoned his room-mate to be with the Longbottom heir. A good choice, especially with his advanced knowledge in Herbology.</text:span></text:p>
      <text:p text:style-name="P28">Vlad sighed. Some said the British wizards were hung-up and retrograde. Seeing the magical education they received, the prejudice could only have a base of truth. How can one be king to a goblin when a dead man taught you to fear them? Why trust a vampire when students were taught it was only a blood-thirsty monster?</text:p>
      <text:p text:style-name="P28">“Mr Kemenov, you are already there?”</text:p>
      <text:p text:style-name="P28">Vladmir jumped with surprise and looked at his Charms professor. He didn’t hear him coming… He gave a faint smile to the little goblin, refraining from telling him that the sooner the torture started, the sooner it would finish… But Flitwick felt his apprehension and patted his forearm—the only accessible part to his small height—as a sign of comfort and support.</text:p>
      <text:p text:style-name="P28">“Come on, my boy, the Headmaster doesn’t bite. Do you want me to come with you?”</text:p>
      <text:p text:style-name="P28">“Thank you Professor, but I doubt your presence will change anything to this interview.”</text:p>
      <text:p text:style-name="P28">“<text:span text:style-name="T40">As you wish, but don’t hesitate to see me afterwards. I think the prefects have told you I’m at my office up until dinner each day…”</text:span></text:p>
      <text:p text:style-name="P28">“<text:span text:style-name="T40">Thank you Professor,” Vlad responded.</text:span></text:p>
      <text:p text:style-name="P9">Flitwick looked at him with a sharp gaze, undeniably inherited from his goblin ancestry, which reminded Vlad of his last time in Gringott’s. Then, apparently judging his student was ready, Flitwick turned to the Gargoyle.</text:p>
      <text:p text:style-name="P9">“Sugar Quill.”</text:p>
      <text:p text:style-name="P9">The Gargoyle guarding the Headmaster’s Office’s entry slowly pivoted, revealing a spiral staircase. Vlad slowly inhaled and closed his eyes a fraction of a second, making up a glacial face before starting to walk up the stairs.</text:p>
      <text:p text:style-name="P9">He left behind a thoughtful and wary goblin. So the young Potter was wearing masks… Why, in the name of Merlin and all pagan gods, would Vladmir Kemenov wear his death mask for a simple interview with the Headmas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Vlad_20_Kemenov" style:display-name="Vlad Kemenov" style:family="paragraph" style:parent-style-name="Text_20_body" style:master-page-name="">
      <loext:graphic-properties draw:fill="none" draw:fill-color="#729fcf"/>
      <style:paragraph-properties style:page-number="auto" fo:background-color="transparent" style:writing-mode="page">
        <style:tab-stops/>
      </style:paragraph-properties>
      <style:text-properties style:font-name="Liberation Serif" fo:font-family="'Liberation Serif'" style:font-family-generic="roman" style:font-pitch="variable" fo:font-weight="normal"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re_20_Chapitre" style:display-name="Titre Chapitre" style:family="paragraph" style:parent-style-name="Heading_20_1" style:next-style-name="Lieux" style:default-outline-level="1" style:list-style-name="">
      <style:paragraph-properties style:writing-mode="pag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eux" style:family="paragraph" style:parent-style-name="Heading_20_3" style:next-style-name="Anglais" style:default-outline-level="3" style:list-style-name="">
      <style:paragraph-properties style:writing-mode="page"/>
    </style:style>
    <style:style style:name="Anglais" style:family="paragraph" style:parent-style-name="Vlad_20_Kemenov" style:master-page-name="">
      <loext:graphic-properties draw:fill="none" draw:fill-color="#729fcf"/>
      <style:paragraph-properties fo:margin-top="0cm" fo:margin-bottom="0.247cm" loext:contextual-spacing="false" fo:line-height="120%" fo:text-align="start" style:justify-single-word="false" style:page-number="auto" fo:background-color="transparent" style:shadow="none" style:writing-mode="page">
        <style:tab-stops/>
      </style:paragraph-properties>
      <style:text-properties style:font-name="Liberation Serif" fo:font-family="'Liberation Serif'" style:font-family-generic="roman" style:font-pitch="variable" fo:font-style="normal" fo:font-weight="normal" officeooo:rsid="024b77a2" style:font-size-asian="10.5pt" style:font-style-asian="normal" style:font-weight-asian="normal" style:font-style-complex="normal" style:font-weight-complex="normal"/>
    </style:style>
    <style:style style:name="Passé" style:family="paragraph" style:parent-style-name="Vlad_20_Kemenov" style:master-page-name="">
      <loext:graphic-properties draw:fill-image-width="0cm" draw:fill-image-height="0cm"/>
      <style:paragraph-properties style:page-number="auto" style:shadow="none" style:writing-mode="page">
        <style:tab-stops/>
      </style:paragraph-properties>
      <style:text-properties fo:font-style="italic" style:font-size-asian="10.5pt" style:font-style-asian="italic"/>
    </style:style>
    <style:style style:name="Séparation_20_temporelle" style:display-name="Séparation temporelle" style:family="paragraph" style:parent-style-name="Vlad_20_Kemenov" style:next-style-name="Vlad_20_Kemenov" style:master-page-name="">
      <loext:graphic-properties draw:fill="solid" draw:fill-color="#dddddd" draw:opacity="100%"/>
      <style:paragraph-properties fo:text-align="center" style:justify-single-word="false" style:page-number="auto" fo:background-color="#dddddd" style:shadow="none" style:writing-mode="page">
        <style:tab-stops/>
      </style:paragraph-properties>
      <style:text-properties officeooo:rsid="008b6541" style:font-size-asian="10.5pt"/>
    </style:style>
    <style:style style:name="Russe" style:family="text">
      <style:text-properties fo:font-weight="bold" style:font-size-asian="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3T13:02:50.505201545</meta:creation-date>
    <dc:date>2020-07-23T13:04:01.701912075</dc:date>
    <meta:editing-duration>PT1M12S</meta:editing-duration>
    <meta:editing-cycles>2</meta:editing-cycles>
    <meta:generator>LibreOffice/6.4.4.2$Linux_X86_64 LibreOffice_project/40$Build-2</meta:generator>
    <meta:document-statistic meta:table-count="0" meta:image-count="0" meta:object-count="0" meta:page-count="7" meta:paragraph-count="109" meta:word-count="3398" meta:character-count="19431" meta:non-whitespace-character-count="16149"/>
  </office:meta>
</office:document-meta>
</file>